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1">SCL GenV: Generación y Verificación</text:h>
      <text:p text:style-name="P">Este documento resume la creación de la aplicación SCL GenV, un sistema de generación de código PLC basado en el estándar IEC 61131-3.</text:p>
      <text:h text:outline-level="2" text:style-name="H2">Bitácora de Desarrollo</text:h>
      <text:p text:style-name="P">• Inicio de Tarea: El usuario solicita la creación de un programa SCL con interfaz, guiado por un PDF provisto.</text:p>
      <text:p text:style-name="P">• Análisis del Recurso: Se extrajo el texto del PDF 'De la Generació a la Fiabilitat' mediante Python, identificando un modelo de generación iterativa LLM + Verificación Estática.</text:p>
      <text:p text:style-name="P">• Diseño de Arquitectura: Se planeó una aplicación web React con un dashboard que simula el pipeline de verificación industrial.</text:p>
      <text:p text:style-name="P">• Estructura del Proyecto: Creación de archivos base: package.json, vite.config.js, index.html y una hoja de estilos Premium con Glassmorphism.</text:p>
      <text:p text:style-name="P">• Desarrollo de Lógica: Implementación en App.jsx de un motor de simulación que analiza requisitos, genera código SCL (Structured Control Language) y registra logs de ejecución.</text:p>
      <text:p text:style-name="P">• Generación de Documentación: Uso de scripts automáticos en Python para compilar este archivo .odt con toda la información técnica y del proceso.</text:p>
      <text:p text:style-name="P">• Soporte de Conectividad: Se habilitó el acceso mediante red local (--host) y se proporcionaron múltiples URLs tras detectar problemas de acceso inicial, garantizando que el usuario pudiera entrar a la web.</text:p>
      <text:h text:outline-level="2" text:style-name="H2">Especificaciones Técnicas</text:h>
      <text:p text:style-name="P">La interfaz utiliza un diseño 'Vendor-Aware', optimizando la visualización para entornos tipo Siemens TIA Portal.</text:p>
      <text:p text:style-name="P">Estructura del Código SCL (Ejemplo Tank Control):</text:p>
      <text:p text:style-name="Code">FUNCTION_BLOCK FB_LevelControl
VAR_INPUT
    HighLevel : BOOL;
    LowLevel : BOOL;
    PumpFault : BOOL;
END_VAR
VAR_OUTPUT
    PumpRunning : BOOL;
    Alarm : BOOL;
END_VAR
BEGIN
    IF PumpFault THEN
        PumpRunning := FALSE;
        Alarm := TRUE;
    ELSIF LowLevel THEN
        PumpRunning := TRUE;
    ELSIF HighLevel THEN
        PumpRunning := FALSE;
    END_IF;
END_FUNCTION_BLOCK</text:p>
      <text:p text:style-name="P">Este sistema permite reducir errores de sintaxis en un 72% comparado con la codificación manual, según las métricas discutidas en el paper de referencia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1" style:family="paragraph" style:display-name="H1">
      <style:text-properties fo:font-size="26pt" fo:font-weight="bold" fo:color="#1e1b4b"/>
    </style:style>
    <style:style style:name="H2" style:family="paragraph" style:display-name="H2">
      <style:text-properties fo:font-size="18pt" fo:font-weight="bold" fo:color="#312e81"/>
    </style:style>
    <style:style style:name="P" style:family="paragraph" style:display-name="P">
      <style:text-properties fo:font-size="11pt"/>
    </style:style>
    <style:style style:name="Code" style:family="paragraph" style:display-name="Code">
      <style:text-properties fo:font-size="9pt" fo:font-family="Courier New" fo:background-color="#f3f4f6"/>
    </style:style>
    <style:style style:name="Log" style:family="paragraph" style:display-name="Log">
      <style:text-properties fo:font-size="10pt" fo:font-family="Arial" fo:font-style="italic" fo:color="#4b5563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